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</style:style>
    <style:style style:name="ce7" style:family="table-cell" style:parent-style-name="Default" style:data-style-name="N0">
      <style:table-cell-properties style:vertical-align="middle" fo:background-color="#8EA9DB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fo:background-color="#8EA9DB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.353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13" style:family="table-cell" style:parent-style-name="Default" style:data-style-name="N0">
      <style:table-cell-properties style:vertical-align="automatic" fo:background-color="#8EA9DB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.353cm"/>
    </style:style>
    <style:style style:name="co1" style:family="table-column">
      <style:table-column-properties fo:break-before="auto" style:column-width="4.23333333333333cm"/>
    </style:style>
    <style:style style:name="co2" style:family="table-column">
      <style:table-column-properties fo:break-before="auto" style:column-width="18.6266666666667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2.11666666666667cm" style:use-optimal-column-width="true"/>
    </style:style>
    <style:style style:name="co5" style:family="table-column">
      <style:table-column-properties fo:break-before="auto" style:column-width="15.848541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0.95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micíliosVariáveis" table:style-name="ta1">
        <table:table-column table:style-name="co1" table:default-cell-style-name="ce4"/>
        <table:table-column table:style-name="co2" table:default-cell-style-name="ce3"/>
        <table:table-column table:style-name="co3" table:number-columns-repeated="16382" table:default-cell-style-name="ce4"/>
        <table:table-row table:style-name="ro1">
          <table:table-cell office:value-type="string" table:style-name="ce5">
            <text:p>Dicionário de variáveis TIC Domicílios 2020 - Base Domicílios</text:p>
          </table:table-cell>
          <table:table-cell table:style-name="ce6"/>
          <table:table-cell table:number-columns-repeated="16382"/>
        </table:table-row>
        <table:table-row table:style-name="ro1">
          <table:table-cell office:value-type="string" table:style-name="ce7">
            <text:p>Variável</text:p>
          </table:table-cell>
          <table:table-cell office:value-type="string" table:style-name="ce8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QUEST</text:p>
          </table:table-cell>
          <table:table-cell office:value-type="string" table:style-name="ce6">
            <text:p>Número de identificação do questionári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ID_DOMICILIO</text:p>
          </table:table-cell>
          <table:table-cell office:value-type="string" table:style-name="ce6">
            <text:p>Número de identificação do domicíli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D_REGIAO</text:p>
          </table:table-cell>
          <table:table-cell office:value-type="string" table:style-name="ce6">
            <text:p>Regiã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LASSE_CB2015</text:p>
          </table:table-cell>
          <table:table-cell office:value-type="string" table:style-name="ce6">
            <text:p>Classe econômica pelo Critério Brasil 2015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REA</text:p>
          </table:table-cell>
          <table:table-cell office:value-type="string" table:style-name="ce6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NDA_FAMILIAR</text:p>
          </table:table-cell>
          <table:table-cell office:value-type="string" table:style-name="ce6">
            <text:p>Renda familiar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V</text:p>
          </table:table-cell>
          <table:table-cell office:value-type="string" table:style-name="ce6">
            <text:p>No domicílio tem televisor em cores? Quanto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RADIO</text:p>
          </table:table-cell>
          <table:table-cell office:value-type="string" table:style-name="ce6">
            <text:p>No domicílio tem rádio? Considere todos os rádios da casa, incluindo os rádios de aparelhos de som, de walkman. Não considerar rádio de automóveis. Quanto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BANHEIRO</text:p>
          </table:table-cell>
          <table:table-cell office:value-type="string" table:style-name="ce6">
            <text:p>No domicílio tem banheiros, incluindo todos os banheiros do domicílio, inclusive o de empregada? Quanto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MOVEL</text:p>
          </table:table-cell>
          <table:table-cell office:value-type="string" table:style-name="ce6">
            <text:p>No domicílio tem automóveis de passeio? Não considerar caminhões e veículos usados como taxi ou vans, kombis e caminhonetes utilizadas para uso profissional. Quanto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EMPREGADA</text:p>
          </table:table-cell>
          <table:table-cell office:value-type="string" table:style-name="ce6">
            <text:p>No domicílio tem empregada doméstica ou outros empregados da casa que trabalhem pelo menos 5 dias na semana. Quanto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LAVA_ROUPA</text:p>
          </table:table-cell>
          <table:table-cell office:value-type="string" table:style-name="ce6">
            <text:p>No domicílio tem máquina de lavar roupa do tipo que executa todo o processo de lavagem, desde o molho até a centrifugação. Não considerar o tipo "tanquinho". Quanto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ELADEIRA</text:p>
          </table:table-cell>
          <table:table-cell office:value-type="string" table:style-name="ce6">
            <text:p>No domicílio tem geladeira simples ou do tipo "duplex". Quanta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FREEZER</text:p>
          </table:table-cell>
          <table:table-cell office:value-type="string" table:style-name="ce6">
            <text:p>No domicílio tem freezer independente ou aquele que faz parte da geladeira, do tipo "duplex". Quanto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AVA_LOUCA</text:p>
          </table:table-cell>
          <table:table-cell office:value-type="string" table:style-name="ce6">
            <text:p>No domicílio tem máquina lava-louças? Quanta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DVD</text:p>
          </table:table-cell>
          <table:table-cell office:value-type="string" table:style-name="ce6">
            <text:p>No domicílio tem DVD, incluindo outros aparelhos que reproduzem DVD, como videogames, computadores e notebooks, inclusive nos formatos mais modernos. Não considere DVD de carro? Quanto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ICRO_ONDAS</text:p>
          </table:table-cell>
          <table:table-cell office:value-type="string" table:style-name="ce6">
            <text:p>No domicílio tem microondas? Quantos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MOTOCICLETA</text:p>
          </table:table-cell>
          <table:table-cell office:value-type="string" table:style-name="ce6">
            <text:p>No domicílio tem motocicleta? Seja de uso exclusivo para passeio ou uso misto (trabalho e passeio). Não considerar somente trabalho. Quanta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ECADORA</text:p>
          </table:table-cell>
          <table:table-cell office:value-type="string" table:style-name="ce6">
            <text:p>No domicílio tem secadora de roupas? Quanta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ELEFONE_FIXO</text:p>
          </table:table-cell>
          <table:table-cell office:value-type="string" table:style-name="ce6">
            <text:p>No domicílio tem telefone fixo (não o aparelho, mas a linha telefônica)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IDEOGAME</text:p>
          </table:table-cell>
          <table:table-cell office:value-type="string" table:style-name="ce6">
            <text:p>No domicílio tem aparelho de jogo ou vídeo game, Playstation, Nintendo Wii, Xbox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V_ASSINATURA</text:p>
          </table:table-cell>
          <table:table-cell office:value-type="string" table:style-name="ce6">
            <text:p>No domicílio tem tv por assinatura (a Cabo, Satélite etc.)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NTENA_PARABOLICA</text:p>
          </table:table-cell>
          <table:table-cell office:value-type="string" table:style-name="ce6">
            <text:p>No domicílio tem antena parabólica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GUA</text:p>
          </table:table-cell>
          <table:table-cell office:value-type="string" table:style-name="ce6">
            <text:p>Tipo de abastecimento de águ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UA</text:p>
          </table:table-cell>
          <table:table-cell office:value-type="string" table:style-name="ce6">
            <text:p>Tipo de pavimentação da ru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GRAU_INSTRUCAO_1</text:p>
          </table:table-cell>
          <table:table-cell office:value-type="string" table:style-name="ce6">
            <text:p>Qual é o grau de instrução do chefe da família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1_A</text:p>
          </table:table-cell>
          <table:table-cell office:value-type="string" table:style-name="ce6">
            <text:p>Neste domicílio tem computador de mesa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1_B</text:p>
          </table:table-cell>
          <table:table-cell office:value-type="string" table:style-name="ce6">
            <text:p>Neste domicílio tem notebook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1_C</text:p>
          </table:table-cell>
          <table:table-cell office:value-type="string" table:style-name="ce6">
            <text:p>Neste domicílio tem Tablet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2_QTD_DESK</text:p>
          </table:table-cell>
          <table:table-cell office:value-type="string" table:style-name="ce6">
            <text:p>Quantos computadores de mesa têm neste domicí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2_QTD_NOTE</text:p>
          </table:table-cell>
          <table:table-cell office:value-type="string" table:style-name="ce6">
            <text:p>Quantos notebooks têm neste domicí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2_QTD_TAB</text:p>
          </table:table-cell>
          <table:table-cell office:value-type="string" table:style-name="ce6">
            <text:p>Quantos tablets têm neste domicí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4</text:p>
          </table:table-cell>
          <table:table-cell office:value-type="string" table:style-name="ce6">
            <text:p>Este domicílio tem acesso à Internet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A</text:p>
          </table:table-cell>
          <table:table-cell office:value-type="string" table:style-name="ce6">
            <text:p>O domicílio não tem acesso à Internet, por falta de computador no domicí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B</text:p>
          </table:table-cell>
          <table:table-cell office:value-type="string" table:style-name="ce6">
            <text:p>O domicílio não tem acesso à Internet, por falta de necessidade dos moradore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C</text:p>
          </table:table-cell>
          <table:table-cell office:value-type="string" table:style-name="ce6">
            <text:p>O domicílio não tem acesso à Internet, por falta de interesse dos moradores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D</text:p>
          </table:table-cell>
          <table:table-cell office:value-type="string" table:style-name="ce6">
            <text:p>O domicílio não tem acesso à Internet, porque os moradores têm acesso à Internet em outro lugar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E</text:p>
          </table:table-cell>
          <table:table-cell office:value-type="string" table:style-name="ce6">
            <text:p>O domicílio não tem acesso à Internet, porque os moradores acham muito car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F</text:p>
          </table:table-cell>
          <table:table-cell office:value-type="string" table:style-name="ce6">
            <text:p>O domicílio não tem acesso à Internet, porque os moradores não sabem usar Internet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G</text:p>
          </table:table-cell>
          <table:table-cell office:value-type="string" table:style-name="ce6">
            <text:p>O domicílio não tem acesso à Internet, por falta de disponibilidade de Internet na região do domicílio?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5_H</text:p>
          </table:table-cell>
          <table:table-cell office:value-type="string" table:style-name="ce6">
            <text:p>O domicílio não tem acesso à Internet, porque os moradores têm preocupações com segurança ou privacidade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I</text:p>
          </table:table-cell>
          <table:table-cell office:value-type="string" table:style-name="ce6">
            <text:p>O domicílio não tem acesso à Internet, porque os moradores evitam o contato com conteúdo perigos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_OUTRO</text:p>
          </table:table-cell>
          <table:table-cell office:value-type="string" table:style-name="ce6">
            <text:p>O domicílio não tem acesso à Internet, por outro motiv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A</text:p>
          </table:table-cell>
          <table:table-cell office:value-type="string" table:style-name="ce6">
            <text:p>E qual desses motivos é o principal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5B</text:p>
          </table:table-cell>
          <table:table-cell office:value-type="string" table:style-name="ce6">
            <text:p>Antes da pandemia da COVID-19, tinha acesso à Internet no seu domici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7</text:p>
          </table:table-cell>
          <table:table-cell office:value-type="string" table:style-name="ce6">
            <text:p>Qual o principal tipo de conexão utilizado para acessar a Internet no domicí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7A</text:p>
          </table:table-cell>
          <table:table-cell office:value-type="string" table:style-name="ce6">
            <text:p>Neste domicílio tem Wi-Fi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7B</text:p>
          </table:table-cell>
          <table:table-cell office:value-type="string" table:style-name="ce6">
            <text:p>A Internet utilizada neste domicilio é utilizada também em algum domicílio vizinh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A9</text:p>
          </table:table-cell>
          <table:table-cell office:value-type="string" table:style-name="ce6">
            <text:p>Qual o valor aproximadamente pago pela Internet contratada no domicílio?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ESTRATO</text:p>
          </table:table-cell>
          <table:table-cell office:value-type="string" table:style-name="ce6">
            <text:p>Estrato de seleçã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UPA</text:p>
          </table:table-cell>
          <table:table-cell office:value-type="string" table:style-name="ce6">
            <text:p>Unidade Primária de Amostrage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eso</text:p>
          </table:table-cell>
          <table:table-cell office:value-type="string" table:style-name="ce6">
            <text:p>Peso final do domicíli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3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4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5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6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7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8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9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0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1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2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3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4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5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6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7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8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1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2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3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4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5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6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7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8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199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ep200</text:p>
          </table:table-cell>
          <table:table-cell office:value-type="string" table:style-name="ce6">
            <text:p>Réplica para cálculo de variância</text:p>
          </table:table-cell>
          <table:table-cell table:number-columns-repeated="16382"/>
        </table:table-row>
        <table:table-row table:number-rows-repeated="1048322" table:style-name="ro1">
          <table:table-cell table:number-columns-repeated="16384"/>
        </table:table-row>
      </table:table>
      <table:table table:name="DomicíliosLabelVariáveis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6" table:number-columns-repeated="16374" table:default-cell-style-name="ce1"/>
        <table:table-row table:style-name="ro3">
          <table:table-cell office:value-type="string" table:style-name="ce10">
            <text:p>Dicionário de conteúdo de variáveis TIC Domicílios 2020 - Base Domicílios</text:p>
          </table:table-cell>
          <table:table-cell table:style-name="ce11"/>
          <table:table-cell table:style-name="ce12"/>
          <table:table-cell table:number-columns-repeated="16381" table:style-name="ce1"/>
        </table:table-row>
        <table:table-row table:style-name="ro1">
          <table:table-cell office:value-type="string" table:style-name="ce13">
            <text:p>Variável</text:p>
          </table:table-cell>
          <table:table-cell office:value-type="string" table:style-name="ce13">
            <text:p>Valor</text:p>
          </table:table-cell>
          <table:table-cell office:value-type="string" table:style-name="ce13">
            <text:p>Descrição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2">
            <text:p>COD_REGIAO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Norte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Nordeste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Sudeste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Sul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Centro-Oeste</text:p>
          </table:table-cell>
          <table:table-cell table:style-name="ce1"/>
          <table:table-cell table:style-name="ce12"/>
          <table:table-cell table:number-columns-repeated="16379"/>
        </table:table-row>
        <table:table-row table:style-name="ro1">
          <table:table-cell office:value-type="string" table:style-name="ce12">
            <text:p>CLASSE_CB2015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Classe A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Classe B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Classe C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Classes D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AREA</text:p>
          </table:table-cell>
          <table:table-cell office:value-type="string" table:style-name="ce12">
            <text:p>1</text:p>
          </table:table-cell>
          <table:table-cell office:value-type="string" table:style-name="ce14">
            <text:p>Urbana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Rur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RENDA_FAMILIAR</text:p>
          </table:table-cell>
          <table:table-cell office:value-type="string" table:style-name="ce12">
            <text:p>1</text:p>
          </table:table-cell>
          <table:table-cell office:value-type="string" table:style-name="ce14">
            <text:p>Até R$ 1.039,0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De R$ 1.039,01 até R$ 2.078,0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4">
            <text:p>De R$ 2.078,01 até R$ 3.117,00</text:p>
          </table:table-cell>
          <table:table-cell table:style-name="ce12"/>
          <table:table-cell table:number-columns-repeated="16380" table:style-name="ce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De R$ 3.117,01 até R$ 5.195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De R$ 5.195,01 até R$ 10.39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4">
            <text:p>De R$ 10.390,01 até R$ 20.78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4">
            <text:p>De R$ 20.780,01 até R$ 31.17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4">
            <text:p>Mais de R$ 31.17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9</text:p>
          </table:table-cell>
          <table:table-cell office:value-type="string" table:style-name="ce14">
            <text:p>Não tem renda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4">
            <text:p>Não sabe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TV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RADIO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BANHEIRO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UTOMOVEL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EMPREGADA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LAVA_ROUPA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GELADEIRA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FREEZER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LAVA_LOUCA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VD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MICRO_ONDAS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MOTOCICLETA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SECADORA</text:p>
          </table:table-cell>
          <table:table-cell office:value-type="string" table:style-name="ce14">
            <text:p>0</text:p>
          </table:table-cell>
          <table:table-cell office:value-type="string" table:style-name="ce14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4">
            <text:p>4</text:p>
          </table:table-cell>
          <table:table-cell office:value-type="string" table:style-name="ce14">
            <text:p>4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TELEFONE_FIXO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Tem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VIDEOGAM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Tem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TV_ASSINATUR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Tem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NTENA_PARABOLIC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 te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Tem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GUA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Rede geral de distribuiç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Poço ou nascen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Outro meio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UA</text:p>
          </table:table-cell>
          <table:table-cell office:value-type="string" table:style-name="ce12">
            <text:p>1</text:p>
          </table:table-cell>
          <table:table-cell office:value-type="string" table:style-name="ce14">
            <text:p>Asfaltada/pavimentad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Terra/cascalho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GRAU_INSTRUCAO_1</text:p>
          </table:table-cell>
          <table:table-cell office:value-type="string" table:style-name="ce12">
            <text:p>0</text:p>
          </table:table-cell>
          <table:table-cell office:value-type="string" table:style-name="ce14">
            <text:p>Analfabeto/Primário incompleto - Analfabeto/Fundamental I in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4">
            <text:p>Primário completo/Ginásio Incompleto - Fundamental I completo/Fundamental II in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Ginasial completo/Colegial incompleto - Fundamental completo/Médio in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Colegial completo/Superior incompleto - Médio completo/Superior in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Superior completo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1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1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1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2_QTD_DESK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U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Doi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Trê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Quatr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Cinc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Sei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Se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2">
            <text:p>Oi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99999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2_QTD_NOTE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U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Doi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Trê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Quatr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Cinc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Sei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Se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2">
            <text:p>Oi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99999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2_QTD_TAB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U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Doi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Trê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Quatr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Cinc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Sei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Se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2">
            <text:p>Oi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99999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4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H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I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_OUTRO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A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Por falta de computador no domicíli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Por falta de necessidade dos moradore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Por falta de interesse dos moradore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Porque os moradores têm acesso à Internet em outro luga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Porque os moradores acham muito car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Porque os moradores não sabem usar Internet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Por falta de disponibilidade de Internet na região do domicíli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2">
            <text:p>Porque os moradores têm preocupações com segurança ou privacidad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</text:p>
          </table:table-cell>
          <table:table-cell office:value-type="string" table:style-name="ce12">
            <text:p>Porque os moradores evitam o contato com conteúdo perigos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0</text:p>
          </table:table-cell>
          <table:table-cell office:value-type="string" table:style-name="ce12">
            <text:p>Outros motivo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5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7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Conexão discada, que deixa a linha de telefone ocupada durante o us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Conexão DSL, via linha telefônica, que não deixa a linha ocupada durante o us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Conexão via cabo de TV ou fibra ótic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Conexão via sinal de rádi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Conexão via sinal de satéli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Conexão móvel via modem ou chip 3G ou 4G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7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7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9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Até R$ 1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De R$ 11 a R$ 2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4">
            <text:p>De R$ 21 a R$ 3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De R$ 31 a R$ 4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De R$ 41 a R$ 5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4">
            <text:p>De R$ 51 a R$ 6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4">
            <text:p>De R$ 61 a R$ 7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4">
            <text:p>De R$ 71 a R$ 8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</text:p>
          </table:table-cell>
          <table:table-cell office:value-type="string" table:style-name="ce14">
            <text:p>De R$ 81 a R$ 9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0</text:p>
          </table:table-cell>
          <table:table-cell office:value-type="string" table:style-name="ce14">
            <text:p>De R$ 91 a R$ 10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1</text:p>
          </table:table-cell>
          <table:table-cell office:value-type="string" table:style-name="ce14">
            <text:p>De R$ 101 a R$ 11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2</text:p>
          </table:table-cell>
          <table:table-cell office:value-type="string" table:style-name="ce14">
            <text:p>De R$ 111 a R$ 12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3</text:p>
          </table:table-cell>
          <table:table-cell office:value-type="string" table:style-name="ce14">
            <text:p>De R$ 121 a R$ 13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4</text:p>
          </table:table-cell>
          <table:table-cell office:value-type="string" table:style-name="ce14">
            <text:p>De R$ 131 a R$ 14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5</text:p>
          </table:table-cell>
          <table:table-cell office:value-type="string" table:style-name="ce14">
            <text:p>De R$ 141 a R$ 15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6</text:p>
          </table:table-cell>
          <table:table-cell office:value-type="string" table:style-name="ce12">
            <text:p>Acima de R$ 150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7</text:p>
          </table:table-cell>
          <table:table-cell office:value-type="string" table:style-name="ce12">
            <text:p>Não paga nad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number-rows-repeated="1048319" table:style-name="ro1">
          <table:table-cell table:number-columns-repeated="16384"/>
        </table:table-row>
      </table:table>
      <table:table table:name="IndivíduosVariáveis" table:style-name="ta2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office:value-type="string" table:style-name="ce10">
            <text:p>Dicionário de variáveis TIC Domicílios 2020 - Base Indivíduos</text:p>
          </table:table-cell>
          <table:table-cell table:style-name="ce12"/>
          <table:table-cell table:number-columns-repeated="16382"/>
        </table:table-row>
        <table:table-row table:style-name="ro1">
          <table:table-cell office:value-type="string" table:style-name="ce13">
            <text:p>Variável</text:p>
          </table:table-cell>
          <table:table-cell office:value-type="string" table:style-name="ce13">
            <text:p>Descriçã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QUEST</text:p>
          </table:table-cell>
          <table:table-cell office:value-type="string" table:style-name="ce12">
            <text:p>Número de identificação do questionári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D_DOMICILIO</text:p>
          </table:table-cell>
          <table:table-cell office:value-type="string" table:style-name="ce12">
            <text:p>Número de identificação do domicíli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D_MORADOR</text:p>
          </table:table-cell>
          <table:table-cell office:value-type="string" table:style-name="ce12">
            <text:p>Número de identificação do morador que foi selecionado para responder a pesquisa (id_morador do quadro domiciliar)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SEXO</text:p>
          </table:table-cell>
          <table:table-cell office:value-type="string" table:style-name="ce12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DADE</text:p>
          </table:table-cell>
          <table:table-cell office:value-type="string" table:style-name="ce14">
            <text:p>Idade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FAIXA_ETARIA</text:p>
          </table:table-cell>
          <table:table-cell office:value-type="string" table:style-name="ce14">
            <text:p>Faixa etár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GRAU_INSTRUCAO</text:p>
          </table:table-cell>
          <table:table-cell office:value-type="string" table:style-name="ce14">
            <text:p>Grau de instruçã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EA</text:p>
          </table:table-cell>
          <table:table-cell office:value-type="string" table:style-name="ce14">
            <text:p>Condição de atividade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ACA</text:p>
          </table:table-cell>
          <table:table-cell office:value-type="string" table:style-name="ce14">
            <text:p>Cor ou raça declarad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</text:p>
          </table:table-cell>
          <table:table-cell office:value-type="string" table:style-name="ce14">
            <text:p>Você já usou 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A</text:p>
          </table:table-cell>
          <table:table-cell office:value-type="string" table:style-name="ce14">
            <text:p>Você nunca usou a Internet por falta de necessidad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B</text:p>
          </table:table-cell>
          <table:table-cell office:value-type="string" table:style-name="ce14">
            <text:p>Você nunca usou a Internet por falta de interess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C</text:p>
          </table:table-cell>
          <table:table-cell office:value-type="string" table:style-name="ce14">
            <text:p>Você nunca usou a Internet por falta de habilidade com o computado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D</text:p>
          </table:table-cell>
          <table:table-cell office:value-type="string" table:style-name="ce14">
            <text:p>Você nunca usou a Internet por não ter onde us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E</text:p>
          </table:table-cell>
          <table:table-cell office:value-type="string" table:style-name="ce14">
            <text:p>Você nunca usou a Internet por ser muito car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F</text:p>
          </table:table-cell>
          <table:table-cell office:value-type="string" table:style-name="ce14">
            <text:p>Você nunca usou a Internet por preocupações com segurança ou privacidad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G</text:p>
          </table:table-cell>
          <table:table-cell office:value-type="string" table:style-name="ce14">
            <text:p>Você nunca usou a Internet para evitar o contato com conteúdo perigos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I</text:p>
          </table:table-cell>
          <table:table-cell office:value-type="string" table:style-name="ce14">
            <text:p>Você nunca usou a Internet porque não tem Internet em cas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J</text:p>
          </table:table-cell>
          <table:table-cell office:value-type="string" table:style-name="ce14">
            <text:p>Você nunca usou a Internet porque não tem vontade de usar 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K</text:p>
          </table:table-cell>
          <table:table-cell office:value-type="string" table:style-name="ce14">
            <text:p>Você nunca usou a Internet por causa da religiã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L</text:p>
          </table:table-cell>
          <table:table-cell office:value-type="string" table:style-name="ce14">
            <text:p>Você nunca usou a Internet porque os amigos não usam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M</text:p>
          </table:table-cell>
          <table:table-cell office:value-type="string" table:style-name="ce14">
            <text:p>Você nunca usou a Internet porque não pode usar Internet na escol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N</text:p>
          </table:table-cell>
          <table:table-cell office:value-type="string" table:style-name="ce14">
            <text:p>Você nunca usou a Internet porque os pais ou as pessoas que cuidam dele não deixam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O</text:p>
          </table:table-cell>
          <table:table-cell office:value-type="string" table:style-name="ce14">
            <text:p>Você nunca usou a Internet porque a Internet não é para pessoas da sua idad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_P</text:p>
          </table:table-cell>
          <table:table-cell office:value-type="string" table:style-name="ce14">
            <text:p>Você não usa a Internet porque usava, mas tiveram coisas que o chatearam ou o incomodaram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2A_1</text:p>
          </table:table-cell>
          <table:table-cell office:value-type="string" table:style-name="ce14">
            <text:p>E qual desses motivos é o principal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3</text:p>
          </table:table-cell>
          <table:table-cell office:value-type="string" table:style-name="ce14">
            <text:p>Quando você usou a Internet pela última vez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A</text:p>
          </table:table-cell>
          <table:table-cell office:value-type="string" table:style-name="ce14">
            <text:p>Nos últimos 3 meses, você utilizou a Internet no computador de mes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B</text:p>
          </table:table-cell>
          <table:table-cell office:value-type="string" table:style-name="ce14">
            <text:p>Nos últimos 3 meses, você utilizou a Internet no notebook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</text:p>
          </table:table-cell>
          <table:table-cell office:value-type="string" table:style-name="ce14">
            <text:p>Nos últimos 3 meses, você utilizou a Internet no tabl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D</text:p>
          </table:table-cell>
          <table:table-cell office:value-type="string" table:style-name="ce14">
            <text:p>Nos últimos 3 meses, você utilizou a Internet no telefone celul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E</text:p>
          </table:table-cell>
          <table:table-cell office:value-type="string" table:style-name="ce14">
            <text:p>Nos últimos 3 meses, você utilizou a Internet no videogam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F</text:p>
          </table:table-cell>
          <table:table-cell office:value-type="string" table:style-name="ce14">
            <text:p>Nos últimos 3 meses, você utilizou a Internet na televisã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A</text:p>
          </table:table-cell>
          <table:table-cell office:value-type="string" table:style-name="ce14">
            <text:p>Pensando nos últimos 3 meses, você utilizou a Internet em cas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B</text:p>
          </table:table-cell>
          <table:table-cell office:value-type="string" table:style-name="ce14">
            <text:p>Pensando nos últimos 3 meses, você utilizou a Internet no trabalh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C</text:p>
          </table:table-cell>
          <table:table-cell office:value-type="string" table:style-name="ce14">
            <text:p>Pensando nos últimos 3 meses, você utilizou a Internet na escola ou estabelecimento de ensin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D</text:p>
          </table:table-cell>
          <table:table-cell office:value-type="string" table:style-name="ce14">
            <text:p>Pensando nos últimos 3 meses, você utilizou a Internet na casa de outra pessoa, como por exemplo amigo, vizinho ou famili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E</text:p>
          </table:table-cell>
          <table:table-cell office:value-type="string" table:style-name="ce14">
            <text:p>Pensando nos últimos 3 meses, você utilizou a Internet no centro público de acesso gratuito, como por exemplo telecentro, biblioteca ou entidade comunitári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F</text:p>
          </table:table-cell>
          <table:table-cell office:value-type="string" table:style-name="ce14">
            <text:p>Pensando nos últimos 3 meses, você utilizou a Internet no centro público de acesso pago, como por exemplo lanhouse, Cyber Café ou Internet café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G</text:p>
          </table:table-cell>
          <table:table-cell office:value-type="string" table:style-name="ce14">
            <text:p>Pensando nos últimos 3 meses, você utilizou a Internet enquanto se desloca, como por exemplo na rua, no ônibus, no metrô, no carr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_OUTRO</text:p>
          </table:table-cell>
          <table:table-cell office:value-type="string" table:style-name="ce14">
            <text:p>Pensando nos últimos 3 meses, você utilizou a Internet em outro lug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6A</text:p>
          </table:table-cell>
          <table:table-cell office:value-type="string" table:style-name="ce14">
            <text:p>Em qual desses locais você usou a Internet com mais freqüênci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7_B</text:p>
          </table:table-cell>
          <table:table-cell office:value-type="string" table:style-name="ce14">
            <text:p>Nos últimos 3 meses, <text:s/>você utilizou a Internet para enviar mensagens instantâneas (como, por exemplo, <text:s/>por Facebook, Skype e Whatsapp)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7_C</text:p>
          </table:table-cell>
          <table:table-cell office:value-type="string" table:style-name="ce14">
            <text:p>Nos últimos 3 meses, <text:s/>você utilizou a Internet para conversar por voz ou vídeo através de programas como Skype ou no Whatsapp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7_D</text:p>
          </table:table-cell>
          <table:table-cell office:value-type="string" table:style-name="ce14">
            <text:p>Nos últimos 3 meses, <text:s/>você utilizou a Internet para participar de redes sociais, como Facebook, Instagram ou Snapcha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8_B</text:p>
          </table:table-cell>
          <table:table-cell office:value-type="string" table:style-name="ce14">
            <text:p>Nos últimos 3 meses, você utilizou a Internet para procurar informações relacionadas à saúde ou a serviços de saúd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8_F</text:p>
          </table:table-cell>
          <table:table-cell office:value-type="string" table:style-name="ce14">
            <text:p>Nos últimos 3 meses, você utilizou a Internet para procurar informações oferecidas por sites de govern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8_G</text:p>
          </table:table-cell>
          <table:table-cell office:value-type="string" table:style-name="ce14">
            <text:p>Nos últimos 3 meses, você utilizou a Internet para realizar algum serviço público como, por exemplo, emitir documentos pela Internet, preencher e enviar formulários online, ou pagar taxas e impostos pel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8_H</text:p>
          </table:table-cell>
          <table:table-cell office:value-type="string" table:style-name="ce14">
            <text:p>Nos últimos 3 meses, você utilizou a Internet para fazer consultas, pagamentos ou outras transações financeira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9_B</text:p>
          </table:table-cell>
          <table:table-cell office:value-type="string" table:style-name="ce14">
            <text:p>Nos últimos 3 meses, você utilizou a Internet para ouvir música on-line como por Spotify, por Deezer ou por Youtub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9_C</text:p>
          </table:table-cell>
          <table:table-cell office:value-type="string" table:style-name="ce14">
            <text:p>Nos últimos 3 meses, você utilizou a Internet para assistir vídeos, programas, filmes ou séries em sites como o Youtube ou Netflix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9_D</text:p>
          </table:table-cell>
          <table:table-cell office:value-type="string" table:style-name="ce14">
            <text:p>Nos últimos 3 meses, você utilizou a Internet para ler jornais, revistas ou notícia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9_F_2</text:p>
          </table:table-cell>
          <table:table-cell office:value-type="string" table:style-name="ce14">
            <text:p>Nos últimos 3 meses, você utilizou a Internet para acomapnhar transimissões de áudio ou vídeo em tempo real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0_A</text:p>
          </table:table-cell>
          <table:table-cell office:value-type="string" table:style-name="ce14">
            <text:p>Nos últimos 3 meses, você utilizou a Internet para realizar atividades ou pesquisas escolar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0_B</text:p>
          </table:table-cell>
          <table:table-cell office:value-type="string" table:style-name="ce14">
            <text:p>Nos últimos 3 meses, você utilizou a Internet para fazer cursos à distânci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0_D</text:p>
          </table:table-cell>
          <table:table-cell office:value-type="string" table:style-name="ce14">
            <text:p>Nos últimos 3 meses, você utilizou a Internet para estudar na Internet por conta própri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0_F</text:p>
          </table:table-cell>
          <table:table-cell office:value-type="string" table:style-name="ce14">
            <text:p>Nos últimos 3 meses, você utilizou a Internet para realizar atividades de trabalh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1_A</text:p>
          </table:table-cell>
          <table:table-cell office:value-type="string" table:style-name="ce14">
            <text:p>Nos últimos 3 meses, você utilizou a Internet para compartilhar conteúdo na Internet, como textos, imagens, fotos, vídeos ou música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1_B</text:p>
          </table:table-cell>
          <table:table-cell office:value-type="string" table:style-name="ce14">
            <text:p>Nos últimos 3 meses, você utilizou a Internet para criar ou atualizar blogs, páginas na Internet ou websit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1_C</text:p>
          </table:table-cell>
          <table:table-cell office:value-type="string" table:style-name="ce14">
            <text:p>Nos últimos 3 meses, você utilizou a Internet para postar na Internet textos, imagens, fotos, vídeos ou músicas que você mesmo fez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1_A</text:p>
          </table:table-cell>
          <table:table-cell office:value-type="string" table:style-name="ce14">
            <text:p>Você tem Facebook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1_B</text:p>
          </table:table-cell>
          <table:table-cell office:value-type="string" table:style-name="ce14">
            <text:p>Você tem Instagram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1_C</text:p>
          </table:table-cell>
          <table:table-cell office:value-type="string" table:style-name="ce14">
            <text:p>Você tem Twitte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1_D</text:p>
          </table:table-cell>
          <table:table-cell office:value-type="string" table:style-name="ce14">
            <text:p>Você tem Whatsapp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1_E</text:p>
          </table:table-cell>
          <table:table-cell office:value-type="string" table:style-name="ce14">
            <text:p>Você tem Snapcha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1_F</text:p>
          </table:table-cell>
          <table:table-cell office:value-type="string" table:style-name="ce14">
            <text:p>Você tem TikTok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O2</text:p>
          </table:table-cell>
          <table:table-cell office:value-type="string" table:style-name="ce14">
            <text:p>E entre..., qual você mais us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B1</text:p>
          </table:table-cell>
          <table:table-cell office:value-type="string" table:style-name="ce14">
            <text:p>Você já usou um computador de mesa, um notebook ou um tabl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B2</text:p>
          </table:table-cell>
          <table:table-cell office:value-type="string" table:style-name="ce14">
            <text:p>Quando você usou um computador de mesa, um notebook ou um tablet pela última vez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A</text:p>
          </table:table-cell>
          <table:table-cell office:value-type="string" table:style-name="ce14">
            <text:p>Nos últimos 3 meses, você copiou ou moveu um arquivo ou uma past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B</text:p>
          </table:table-cell>
          <table:table-cell office:value-type="string" table:style-name="ce14">
            <text:p>Nos últimos 3 meses, você copiou e colou informações em um document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C</text:p>
          </table:table-cell>
          <table:table-cell office:value-type="string" table:style-name="ce14">
            <text:p>Nos últimos 3 meses, você anexou arquivos em e-mail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D</text:p>
          </table:table-cell>
          <table:table-cell office:value-type="string" table:style-name="ce14">
            <text:p>Nos últimos 3 meses, você usou uma planilha de cálcul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E</text:p>
          </table:table-cell>
          <table:table-cell office:value-type="string" table:style-name="ce14">
            <text:p>Nos últimos 3 meses, você instalou novos equipamentos, como modem, impressora, câmera ou microfon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F</text:p>
          </table:table-cell>
          <table:table-cell office:value-type="string" table:style-name="ce14">
            <text:p>Nos últimos 3 meses, você instalou programas de computador ou aplicativ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G</text:p>
          </table:table-cell>
          <table:table-cell office:value-type="string" table:style-name="ce14">
            <text:p>Nos últimos 3 meses, você criou apresentações de slid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H</text:p>
          </table:table-cell>
          <table:table-cell office:value-type="string" table:style-name="ce14">
            <text:p>Nos últimos 3 meses, você transferiu arquivos entre computador e outros equipamentos ou dispositivo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I1_I</text:p>
          </table:table-cell>
          <table:table-cell office:value-type="string" table:style-name="ce14">
            <text:p>Nos últimos 3 meses, você criou programa de computador usando linguagem de programaçã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1</text:p>
          </table:table-cell>
          <table:table-cell office:value-type="string" table:style-name="ce14">
            <text:p>Nos últimos 3 meses, você usou um telefone celul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2_H1</text:p>
          </table:table-cell>
          <table:table-cell office:value-type="string" table:style-name="ce14">
            <text:p>Nos últimos 3 meses, você usou o telefone celular para enviar e receber e-mail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2_I</text:p>
          </table:table-cell>
          <table:table-cell office:value-type="string" table:style-name="ce14">
            <text:p>Nos últimos 3 meses, você usou o telefone celular para acessar redes sociais, como Facebook, Instagram ou Snapcha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2_J</text:p>
          </table:table-cell>
          <table:table-cell office:value-type="string" table:style-name="ce14">
            <text:p>Nos últimos 3 meses, você usou o telefone celular para acessar páginas ou sit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2_K</text:p>
          </table:table-cell>
          <table:table-cell office:value-type="string" table:style-name="ce14">
            <text:p>Nos últimos 3 meses, você usou o telefone celular para baixar aplicativo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2_L</text:p>
          </table:table-cell>
          <table:table-cell office:value-type="string" table:style-name="ce14">
            <text:p>Nos últimos 3 meses, você usou o telefone celular para buscar informações, como por exemplo no Googl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2_N</text:p>
          </table:table-cell>
          <table:table-cell office:value-type="string" table:style-name="ce14">
            <text:p>Nos últimos 3 meses, você usou o telefone celular para enviar mensagens de texto pela Internet, como por WhatsApp, Skype ou chat do Facebook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3</text:p>
          </table:table-cell>
          <table:table-cell office:value-type="string" table:style-name="ce14">
            <text:p>Você usou a Internet pelo telefone celular nos últimos 3 mes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3A_A</text:p>
          </table:table-cell>
          <table:table-cell office:value-type="string" table:style-name="ce14">
            <text:p>Quando você usou a Internet pelo telefone celular nos últimos 3 meses, utilizou conexão 3G ou 4G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3A_B</text:p>
          </table:table-cell>
          <table:table-cell office:value-type="string" table:style-name="ce14">
            <text:p>Quando você usou a Internet pelo telefone celular nos últimos 3 meses, utilizou conexão WiFi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5</text:p>
          </table:table-cell>
          <table:table-cell office:value-type="string" table:style-name="ce14">
            <text:p>Você possui telefone celul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5_QTD_LINHAS</text:p>
          </table:table-cell>
          <table:table-cell office:value-type="string" table:style-name="ce14">
            <text:p>Quantidade de linhas/chips ativos informados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J6</text:p>
          </table:table-cell>
          <table:table-cell office:value-type="string" table:style-name="ce14">
            <text:p>O telefone que você possui é pré ou pós pag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_COB_A</text:p>
          </table:table-cell>
          <table:table-cell office:value-type="string" table:style-name="ce14">
            <text:p>Você já enviou ou recebeu e-mail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_COB_B</text:p>
          </table:table-cell>
          <table:table-cell office:value-type="string" table:style-name="ce14">
            <text:p>Você Já mandou mensagens por WhatsApp ou Telegram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_COB_C</text:p>
          </table:table-cell>
          <table:table-cell office:value-type="string" table:style-name="ce14">
            <text:p>Você Já usou redes sociais como Facebook ou Snapcha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1_COB_D</text:p>
          </table:table-cell>
          <table:table-cell office:value-type="string" table:style-name="ce14">
            <text:p>Você Já buscou informações no Google ou Bing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3_COB</text:p>
          </table:table-cell>
          <table:table-cell office:value-type="string" table:style-name="ce14">
            <text:p>Quando você fez essas atividaes pela última vez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A</text:p>
          </table:table-cell>
          <table:table-cell office:value-type="string" table:style-name="ce14">
            <text:p>Nos últimos 3 meses você fez essas atividades no computador de mes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B</text:p>
          </table:table-cell>
          <table:table-cell office:value-type="string" table:style-name="ce14">
            <text:p>Nos últimos 3 meses você fez essas atividades no notebook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C</text:p>
          </table:table-cell>
          <table:table-cell office:value-type="string" table:style-name="ce14">
            <text:p>Nos últimos 3 meses você fez essas atividades no tabl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D</text:p>
          </table:table-cell>
          <table:table-cell office:value-type="string" table:style-name="ce14">
            <text:p>Nos últimos 3 meses você fez essas atividades no telefone celular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E</text:p>
          </table:table-cell>
          <table:table-cell office:value-type="string" table:style-name="ce14">
            <text:p>Nos últimos 3 meses você fez essas atividades no videogame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F</text:p>
          </table:table-cell>
          <table:table-cell office:value-type="string" table:style-name="ce14">
            <text:p>Nos últimos 3 meses você fez essas atividades na televisã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5_COB_G</text:p>
          </table:table-cell>
          <table:table-cell office:value-type="string" table:style-name="ce14">
            <text:p>Nos últimos 3 meses você fez essas atividades em outro aparelh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4_A</text:p>
          </table:table-cell>
          <table:table-cell office:value-type="string" table:style-name="ce12">
            <text:p>Nos últimos 12 meses, você viu na Internet vídeos, fotos ou textos com pessoas mostrando produtos que alguma marca deu para ela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4_B</text:p>
          </table:table-cell>
          <table:table-cell office:value-type="string" table:style-name="ce12">
            <text:p>Nos últimos 12 meses, você viu na Internet vídeos, fotos ou textos com pessoas ensinando como usar algum produt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4_C</text:p>
          </table:table-cell>
          <table:table-cell office:value-type="string" table:style-name="ce12">
            <text:p>Nos últimos 12 meses, você viu na Internet vídeos, fotos ou textos com pessoas fazendo desafios ou brincadeiras com algum produto ou marc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4_D</text:p>
          </table:table-cell>
          <table:table-cell office:value-type="string" table:style-name="ce12">
            <text:p>Nos últimos 12 meses, você viu na Internet vídeos, fotos ou textos com pessoas indo a lojas ou eventos para mostrar algum produto ou marc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4_E</text:p>
          </table:table-cell>
          <table:table-cell office:value-type="string" table:style-name="ce12">
            <text:p>Nos últimos 12 meses, você viu na Internet vídeos, fotos ou textos com sorteios ou concursos de produtos ou marca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4_F</text:p>
          </table:table-cell>
          <table:table-cell office:value-type="string" table:style-name="ce12">
            <text:p>Nos últimos 12 meses, você viu na Internet vídeos, fotos ou textos com pessoas abrindo a embalagem de um produt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A</text:p>
          </table:table-cell>
          <table:table-cell office:value-type="string" table:style-name="ce12">
            <text:p>Esses vídeos, fotos ou textos mostravam álbuns de figurinha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B</text:p>
          </table:table-cell>
          <table:table-cell office:value-type="string" table:style-name="ce12">
            <text:p>Esses vídeos, fotos ou textos mostravam comidas, bebidas ou doc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C</text:p>
          </table:table-cell>
          <table:table-cell office:value-type="string" table:style-name="ce12">
            <text:p>Esses vídeos, fotos ou textos mostravam brinquedo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D</text:p>
          </table:table-cell>
          <table:table-cell office:value-type="string" table:style-name="ce12">
            <text:p>Esses vídeos, fotos ou textos mostravam equipamentos eletrônicos, como telefones celulares, tablets ou computador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E</text:p>
          </table:table-cell>
          <table:table-cell office:value-type="string" table:style-name="ce12">
            <text:p>Esses vídeos, fotos ou textos mostravam videogames ou jogo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F</text:p>
          </table:table-cell>
          <table:table-cell office:value-type="string" table:style-name="ce12">
            <text:p>Esses vídeos, fotos ou textos mostravam livros, revistas ou gibi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G</text:p>
          </table:table-cell>
          <table:table-cell office:value-type="string" table:style-name="ce12">
            <text:p>Esses vídeos, fotos ou textos mostravam maquiagem ou outros produtos de belez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H</text:p>
          </table:table-cell>
          <table:table-cell office:value-type="string" table:style-name="ce12">
            <text:p>Esses vídeos, fotos ou textos mostravam materiais escolare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I</text:p>
          </table:table-cell>
          <table:table-cell office:value-type="string" table:style-name="ce12">
            <text:p>Esses vídeos, fotos ou textos mostravam roupas e sapato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5_OUTRO</text:p>
          </table:table-cell>
          <table:table-cell office:value-type="string" table:style-name="ce12">
            <text:p>Esses vídeos, fotos ou textos mostravam outro produto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9_A</text:p>
          </table:table-cell>
          <table:table-cell office:value-type="string" table:style-name="ce12">
            <text:p>Seus pais ou responsáveis conversam com você sobre as propagandas de marcas ou produtos que você vê n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9_B</text:p>
          </table:table-cell>
          <table:table-cell office:value-type="string" table:style-name="ce12">
            <text:p>Seus pais ou responsáveis explicam para você o objetivo das propagandas de marcas ou produtos que você vê n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9_C</text:p>
          </table:table-cell>
          <table:table-cell office:value-type="string" table:style-name="ce12">
            <text:p>Seus pais ou responsáveis falam para você não ver algum tipo de propaganda de marcas ou produtos n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9_D</text:p>
          </table:table-cell>
          <table:table-cell office:value-type="string" table:style-name="ce12">
            <text:p>Seus pais ou responsáveis sentam com você ou ficam por perto enquanto você vê propagandas de marcas ou produtos n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2_C</text:p>
          </table:table-cell>
          <table:table-cell office:value-type="string" table:style-name="ce12">
            <text:p>Você sabe ver se uma informação que você achou na Internet está cert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2_D</text:p>
          </table:table-cell>
          <table:table-cell office:value-type="string" table:style-name="ce12">
            <text:p>Você sabe escolher que palavras usar para procurar alguma coisa na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2_F</text:p>
          </table:table-cell>
          <table:table-cell office:value-type="string" table:style-name="ce12">
            <text:p>Você sabe excluir pessoas da sua lista de contatos ou amigos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2_G</text:p>
          </table:table-cell>
          <table:table-cell office:value-type="string" table:style-name="ce12">
            <text:p>Você sabe postar na Internet vídeos ou músicas que você mesmo fez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Peso</text:p>
          </table:table-cell>
          <table:table-cell office:value-type="string" table:style-name="ce12">
            <text:p>Peso final do indivídu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3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4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5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6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7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8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9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0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1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2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3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4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5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6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7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8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1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2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3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4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5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6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7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8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199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p200</text:p>
          </table:table-cell>
          <table:table-cell office:value-type="string" table:style-name="ce12">
            <text:p>Réplica para cálculo de variânci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OD_REGIAO</text:p>
          </table:table-cell>
          <table:table-cell office:value-type="string" table:style-name="ce12">
            <text:p>Regiã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CLASSE_CB2015</text:p>
          </table:table-cell>
          <table:table-cell office:value-type="string" table:style-name="ce12">
            <text:p>Classe econômica pelo Critério Brasil 2015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REA</text:p>
          </table:table-cell>
          <table:table-cell office:value-type="string" table:style-name="ce12">
            <text:p>Área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RENDA_FAMILIAR</text:p>
          </table:table-cell>
          <table:table-cell office:value-type="string" table:style-name="ce12">
            <text:p>Renda familiar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1_A</text:p>
          </table:table-cell>
          <table:table-cell office:value-type="string" table:style-name="ce12">
            <text:p>Neste domicílio tem computador de mesa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1_B</text:p>
          </table:table-cell>
          <table:table-cell office:value-type="string" table:style-name="ce12">
            <text:p>Neste domicílio tem notebook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1_C</text:p>
          </table:table-cell>
          <table:table-cell office:value-type="string" table:style-name="ce14">
            <text:p>Neste domicílio tem tabl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4</text:p>
          </table:table-cell>
          <table:table-cell office:value-type="string" table:style-name="ce12">
            <text:p>Este domicílio tem acesso à Internet?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ESTRATO</text:p>
          </table:table-cell>
          <table:table-cell office:value-type="string" table:style-name="ce12">
            <text:p>Estrato de seleção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UPA</text:p>
          </table:table-cell>
          <table:table-cell office:value-type="string" table:style-name="ce12">
            <text:p>Unidade Primária de Amostragem</text:p>
          </table:table-cell>
          <table:table-cell table:number-columns-repeated="16382"/>
        </table:table-row>
        <table:table-row table:number-rows-repeated="1048236" table:style-name="ro1">
          <table:table-cell table:number-columns-repeated="16384"/>
        </table:table-row>
      </table:table>
      <table:table table:name="IndivíduosLabelVariáveis" table:style-name="ta1">
        <table:table-column table:style-name="co1" table:default-cell-style-name="ce1"/>
        <table:table-column table:style-name="co9" table:default-cell-style-name="ce1"/>
        <table:table-column table:style-name="co5" table:default-cell-style-name="ce1"/>
        <table:table-column table:style-name="co6" table:number-columns-repeated="16381" table:default-cell-style-name="ce1"/>
        <table:table-row table:style-name="ro3">
          <table:table-cell office:value-type="string" table:style-name="ce10">
            <text:p>Dicionário de conteúdo de variáveis TIC Domicílios 2020 - Base Indivíduos</text:p>
          </table:table-cell>
          <table:table-cell table:style-name="ce11"/>
          <table:table-cell table:style-name="ce12"/>
          <table:table-cell table:number-columns-repeated="16381"/>
        </table:table-row>
        <table:table-row table:style-name="ro1">
          <table:table-cell office:value-type="string" table:style-name="ce13">
            <text:p>Variável</text:p>
          </table:table-cell>
          <table:table-cell office:value-type="string" table:style-name="ce13">
            <text:p>Valor</text:p>
          </table:table-cell>
          <table:table-cell office:value-type="string" table:style-name="ce13">
            <text:p>Descrição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12">
            <text:p>SEXO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MASCULIN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FEMININO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FAIXA_ETARIA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De 10 a 15 ano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De 16 a 24 ano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De 25 a 34 ano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De 35 a 44 ano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De 45 a 59 ano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60 anos ou mais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GRAU_INSTRUCAO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Analfab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Sabe ler/escrever, mas não cursou escol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4">
            <text:p>Até pré-escola in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Pré-escola 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1ª até 3ª série/1ª até 3ª séri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4">
            <text:p>4ª série/4ª até 5ª séri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4">
            <text:p>5ª até 7ª série/1ª até 3ª séri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4">
            <text:p>8ª série/4ª séri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</text:p>
          </table:table-cell>
          <table:table-cell office:value-type="string" table:style-name="ce14">
            <text:p>1ª e 2ª série/1ª e 2ª séri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0</text:p>
          </table:table-cell>
          <table:table-cell office:value-type="string" table:style-name="ce14">
            <text:p>3ª série/vestibula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1</text:p>
          </table:table-cell>
          <table:table-cell office:value-type="string" table:style-name="ce12">
            <text:p>Superior incomplet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2</text:p>
          </table:table-cell>
          <table:table-cell office:value-type="string" table:style-name="ce12">
            <text:p>Superior completo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EA</text:p>
          </table:table-cell>
          <table:table-cell office:value-type="string" table:style-name="ce12">
            <text:p>1</text:p>
          </table:table-cell>
          <table:table-cell office:value-type="string" table:style-name="ce14">
            <text:p>Trabalha em atividade remunerada (na força de trabalho)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Trabalha em atividade não remunerada, como ajudante (na força de trabalho)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4">
            <text:p>Trabalha mas está afastado (na força de trabalho)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Tomou providência para conseguir trabalho nos últimos 30 dias (na força de trabalho)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Não trabalha e não procurou trabalho nos últimos 30 dias (fora da força de trabalho)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ACA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Branc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Pret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Pard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Amarel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Indígen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I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J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K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L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M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N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O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_P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2A_1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Por falta de necessidad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Por falta de interess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Por falta de habilidade com o computado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Por não ter onde usa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Por ser muito car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Por ter preocupações com segurança ou privacidad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Para evitar o contato com conteúdo perigos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</text:p>
          </table:table-cell>
          <table:table-cell office:value-type="string" table:style-name="ce12">
            <text:p>Porque não tem Internet na minha cas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0</text:p>
          </table:table-cell>
          <table:table-cell office:value-type="string" table:style-name="ce12">
            <text:p>Porque não tenho vontade de usar a Internet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1</text:p>
          </table:table-cell>
          <table:table-cell office:value-type="string" table:style-name="ce12">
            <text:p>Por causa da minha religi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2</text:p>
          </table:table-cell>
          <table:table-cell office:value-type="string" table:style-name="ce12">
            <text:p>Por que os meus amigos não usa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3</text:p>
          </table:table-cell>
          <table:table-cell office:value-type="string" table:style-name="ce12">
            <text:p>Porque não posso usar Internet na minha escol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4</text:p>
          </table:table-cell>
          <table:table-cell office:value-type="string" table:style-name="ce12">
            <text:p>Porque meus pais ou as pessoas que cuidam de mim não deixa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5</text:p>
          </table:table-cell>
          <table:table-cell office:value-type="string" table:style-name="ce12">
            <text:p>Porque a Internet não é para pessoas da minha idad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6</text:p>
          </table:table-cell>
          <table:table-cell office:value-type="string" table:style-name="ce12">
            <text:p>Eu usava, mas tiveram coisas que me chatearam ou me incomodara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3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Há menos de 3 mese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Entre 3 meses e 12 mese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Mais de 12 meses atrá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_OUTRO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6A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Em cas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No trabalh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Na escola ou estabelecimento de ensin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Na casa de outra pessoa, como por exemplo amigo, vizinho ou familia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Centro público de acesso gratuito, como por exemplo telecentro, biblioteca ou entidade comunitári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Centro público de acesso pago, como por exemplo lanhouse, Cyber Café ou Internet café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2">
            <text:p>Enquanto se desloca, como por exemplo na rua, no ônibus, no metrô ou no carr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2">
            <text:p>Outro luga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7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7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7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8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8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8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8_H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9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9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9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9_F_2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0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0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0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0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1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1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1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1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1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1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1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1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1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O2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Facebook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Instagra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Twitter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2">
            <text:p>Snapchat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2">
            <text:p>TikTok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B1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B2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Há menos de 3 meses atrá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Entre 3 meses e 12 meses atrá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Mais de 12 meses atrá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H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I1_I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1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2_H1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2_I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2_J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2_K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2_L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2_N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3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3A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3A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5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5_QTD_LINHAS</text:p>
          </table:table-cell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J6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Pré-Pag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Pós-Pag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_COB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_COB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_COB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1_COB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3_COB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Há menos de 3 mese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Entre 3 meses e 12 mese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Mais de 12 meses atrás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5_COB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4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4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4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4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4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4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E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H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I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5_OUTRO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9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9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9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P9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2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2_D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2_F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R2_G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9</text:p>
          </table:table-cell>
          <table:table-cell office:value-type="string" table:style-name="ce12">
            <text:p>Não se aplica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OD_REGIAO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Nor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Nordes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Sudest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2">
            <text:p>Sul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Centro-Oeste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CLASSE_CB2015</text:p>
          </table:table-cell>
          <table:table-cell office:value-type="string" table:style-name="ce12">
            <text:p>1</text:p>
          </table:table-cell>
          <table:table-cell office:value-type="string" table:style-name="ce12">
            <text:p>Classe A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2">
            <text:p>Classe B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2">
            <text:p>Classe C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Classes D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AREA</text:p>
          </table:table-cell>
          <table:table-cell office:value-type="string" table:style-name="ce12">
            <text:p>1</text:p>
          </table:table-cell>
          <table:table-cell office:value-type="string" table:style-name="ce14">
            <text:p>Urbana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Rural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RENDA_FAMILIAR</text:p>
          </table:table-cell>
          <table:table-cell office:value-type="string" table:style-name="ce12">
            <text:p>1</text:p>
          </table:table-cell>
          <table:table-cell office:value-type="string" table:style-name="ce14">
            <text:p>Até R$ 1.039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2</text:p>
          </table:table-cell>
          <table:table-cell office:value-type="string" table:style-name="ce14">
            <text:p>De R$ 1.039,01 até R$ 2.078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3</text:p>
          </table:table-cell>
          <table:table-cell office:value-type="string" table:style-name="ce14">
            <text:p>De R$ 2.078,01 até R$ 3.117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4</text:p>
          </table:table-cell>
          <table:table-cell office:value-type="string" table:style-name="ce14">
            <text:p>De R$ 3.117,01 até R$ 5.195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5</text:p>
          </table:table-cell>
          <table:table-cell office:value-type="string" table:style-name="ce14">
            <text:p>De R$ 5.195,01 até R$ 10.39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6</text:p>
          </table:table-cell>
          <table:table-cell office:value-type="string" table:style-name="ce14">
            <text:p>De R$ 10.390,01 até R$ 20.78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7</text:p>
          </table:table-cell>
          <table:table-cell office:value-type="string" table:style-name="ce14">
            <text:p>De R$ 20.780,01 até R$ 31.17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8</text:p>
          </table:table-cell>
          <table:table-cell office:value-type="string" table:style-name="ce14">
            <text:p>Mais de R$ 31.170,00</text:p>
          </table:table-cell>
          <table:table-cell table:style-name="ce12"/>
          <table:table-cell table:number-columns-repeated="16380"/>
        </table:table-row>
        <table:table-row table:style-name="ro1">
          <table:table-cell table:style-name="ce12"/>
          <table:table-cell office:value-type="string" table:style-name="ce12">
            <text:p>9</text:p>
          </table:table-cell>
          <table:table-cell office:value-type="string" table:style-name="ce14">
            <text:p>Não tem renda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2">
            <text:p>A1_A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 table:style-name="ce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1_B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1_C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A4</text:p>
          </table:table-cell>
          <table:table-cell office:value-type="string" table:style-name="ce12">
            <text:p>0</text:p>
          </table:table-cell>
          <table:table-cell office:value-type="string" table:style-name="ce12">
            <text:p>Não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1</text:p>
          </table:table-cell>
          <table:table-cell office:value-type="string" table:style-name="ce12">
            <text:p>Sim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7</text:p>
          </table:table-cell>
          <table:table-cell office:value-type="string" table:style-name="ce12">
            <text:p>Não sabe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98</text:p>
          </table:table-cell>
          <table:table-cell office:value-type="string" table:style-name="ce12">
            <text:p>Não respondeu</text:p>
          </table:table-cell>
          <table:table-cell table:number-columns-repeated="16381"/>
        </table:table-row>
        <table:table-row table:number-rows-repeated="10479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marcelopitta</meta:initial-creator>
    <dc:creator>Fabio Storino</dc:creator>
    <meta:creation-date>2021-08-20T15:36:54Z</meta:creation-date>
    <dc:date>2021-11-22T21:37:02Z</dc:date>
    <meta:user-defined meta:name="_MarkAsFinal" meta:value-type="boolean">true</meta:user-defined>
  </office:meta>
</office:document-meta>
</file>